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</text:p>
      <text:p text:style-name="Standard">ChatGPT</text:p>
      <text:p text:style-name="P1">ChatGPT</text:p>
      <text:p text:style-name="Text_20_body">Для изучения и использования объектно-ориентированного программирования (ООП) в PHP минимально необходимо освоить следующие основы:</text:p>
      <text:list xml:id="list2497325454705554219" text:style-name="L1">
        <text:list-item>
          <text:p text:style-name="P2"><text:span text:style-name="Strong_20_Emphasis">Синтаксис PHP:</text:span> Освоение основ синтаксиса PHP, включая работу с переменными, условными операторами, циклами и функциями.</text:p>
        </text:list-item>
        <text:list-item>
          <text:p text:style-name="P2"><text:span text:style-name="Strong_20_Emphasis">Понимание классов и объектов:</text:span> Основное понимание того, что такое классы и объекты, и как они взаимодействуют друг с другом в контексте ООП. Это включает в себя создание классов с помощью ключевого слова <text:span text:style-name="Source_20_Text">class</text:span>, определение свойств и методов класса.</text:p>
        </text:list-item>
        <text:list-item>
          <text:p text:style-name="P2"><text:span text:style-name="Strong_20_Emphasis">Работа с объектами:</text:span> Понимание процесса создания экземпляров классов (объектов) с помощью оператора <text:span text:style-name="Source_20_Text">new</text:span>, а также доступ к свойствам и методам объектов.</text:p>
        </text:list-item>
        <text:list-item>
          <text:p text:style-name="P2"><text:span text:style-name="Strong_20_Emphasis">Наследование и инкапсуляция:</text:span> Основное понимание концепций наследования и инкапсуляции. Это включает в себя создание дочерних классов, которые наследуют свойства и методы родительского класса, а также использование модификаторов доступа (<text:span text:style-name="Source_20_Text">public</text:span>, <text:span text:style-name="Source_20_Text">private</text:span>, <text:span text:style-name="Source_20_Text">protected</text:span>) для ограничения доступа к свойствам и методам.</text:p>
        </text:list-item>
        <text:list-item>
          <text:p text:style-name="P2"><text:span text:style-name="Strong_20_Emphasis">Полиморфизм:</text:span> Понимание концепции полиморфизма и его применение в PHP. Это может включать в себя переопределение методов в дочерних классах для изменения их поведения.</text:p>
        </text:list-item>
        <text:list-item>
          <text:p text:style-name="P2"><text:span text:style-name="Strong_20_Emphasis">Практическое применение:</text:span> Освоение практического применения ООП в PHP через создание простых приложений или задач, таких как создание классов для представления реальных сущностей (например, пользователей, товаров), а также реализация простых взаимодействий между объектами.</text:p>
        </text:list-item>
      </text:list>
      <text:p text:style-name="Text_20_body">Обучение и использование этих основ поможет вам начать использовать ООП в PHP для решения различных задач. По мере продвижения в изучении и опыте вы сможете углубляться в более сложные концепции и применять их в более крупных проекта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47:14.98</dc:date>
    <meta:document-statistic meta:table-count="0" meta:image-count="0" meta:object-count="0" meta:page-count="1" meta:paragraph-count="11" meta:word-count="233" meta:character-count="1711"/>
    <dc:creator>Dima Wide</dc:creator>
    <meta:user-defined meta:name="Info 1"/>
    <meta:user-defined meta:name="Info 2"/>
    <meta:user-defined meta:name="Info 3"/>
    <meta:user-defined meta:name="Info 4"/>
  </office:meta>
</office:document-meta>
</file>